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text-shadow="1pt 1pt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Zuzycie materiałów i energii</text:p>
          </table:table-cell>
          <table:table-cell table:number-columns-repeated="3"/>
          <table:table-cell office:value-type="string" calcext:value-type="string">
            <text:p>K.wydziałow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.x</text:p>
          </table:table-cell>
          <table:table-cell office:value-type="string" calcext:value-type="string">
            <text:p>x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)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7)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A-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Rozl m/o k.</text:p>
          </table:table-cell>
          <table:table-cell table:number-columns-repeated="3"/>
          <table:table-cell office:value-type="string" calcext:value-type="string">
            <text:p>K.ogol. zarz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string" calcext:value-type="string">
            <text:p>2)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(3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''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office:value-type="string" calcext:value-type="string">
            <text:p>7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.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..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XII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rachunki z tytułu podatku VAT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7.3" calcext:value-type="float">
            <text:p>8007,3</text:p>
          </table:table-cell>
          <table:table-cell office:value-type="string" calcext:value-type="string">
            <text:p>5c)</text:p>
          </table:table-cell>
          <table:table-cell office:value-type="string" calcext:value-type="string">
            <text:p>5b)</text:p>
          </table:table-cell>
          <table:table-cell office:value-type="float" office:value="1497.3" calcext:value-type="float">
            <text:p>1497,3</text:p>
          </table:table-cell>
          <table:table-cell table:number-columns-repeated="2"/>
          <table:table-cell office:value-type="string" calcext:value-type="string">
            <text:p>5a)</text:p>
          </table:table-cell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1)Wb-opłacono prenumerate czasopism 480 za ro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)PK- przeniesiono koszt do rozl. w czas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)Pk- rozliczono koszt b, 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)PK-rezerwa na planowany remont hali 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)Faktura za remont jhali produkcyjne 6510 + VAT 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)PK przeniesiono koszt do rozliczenia w czas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)PK rozliczono koszt remontu w bierzacym miesiacu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w 3 strona 15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Rozl m/o k.</text:p>
          </table:table-cell>
          <table:table-cell table:number-columns-repeated="3"/>
          <table:table-cell office:value-type="string" calcext:value-type="string">
            <text:p>Rozr. z dos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000" calcext:value-type="float">
            <text:p>3000</text:p>
          </table:table-cell>
          <table:table-cell office:value-type="float" office:value="259.2" calcext:value-type="float">
            <text:p>259,2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sp</text:p>
          </table:table-cell>
          <table:table-cell office:value-type="float" office:value="7200" calcext:value-type="float">
            <text:p>72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1)</text:p>
          </table:table-cell>
          <table:table-cell table:number-columns-repeated="2" office:value-type="float" office:value="259.2" calcext:value-type="float">
            <text:p>259,2</text:p>
          </table:table-cell>
          <table:table-cell office:value-type="string" calcext:value-type="string">
            <text:p>2c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a)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b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4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00" calcext:value-type="float">
            <text:p>2400</text:p>
          </table:table-cell>
          <table:table-cell office:value-type="string" calcext:value-type="string">
            <text:p>5a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5b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6)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table:formula="of:=SUM([.F43:.F48])" office:value-type="float" office:value="7440" calcext:value-type="float">
            <text:p>7440</text:p>
          </table:table-cell>
          <table:table-cell table:style-name="ce5" table:formula="of:=SUM([.G43:.G48])" office:value-type="float" office:value="6880" calcext:value-type="float">
            <text:p>68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k</text:p>
          </table:table-cell>
          <table:table-cell office:value-type="float" office:value="2000" calcext:value-type="float">
            <text:p>2000</text:p>
          </table:table-cell>
          <table:table-cell office:value-type="float" office:value="2560" calcext:value-type="float">
            <text:p>2560</text:p>
          </table:table-cell>
          <table:table-cell table:number-columns-repeated="6"/>
        </table:table-row>
        <table:table-row table:style-name="ro1">
          <table:table-cell table:number-columns-repeated="5"/>
          <table:table-cell table:number-columns-repeated="2" table:style-name="ce5" office:value-type="float" office:value="9440" calcext:value-type="float">
            <text:p>94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Rozr. z tyt. p. V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2a)</text:p>
          </table:table-cell>
          <table:table-cell office:value-type="string" calcext:value-type="string">
            <text:p>3a)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string" calcext:value-type="string">
            <text:p>2b)</text:p>
          </table:table-cell>
          <table:table-cell office:value-type="float" office:value="219.2" calcext:value-type="float">
            <text:p>219,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5a)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6)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Zuzycie materiałów i energi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a)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Dzierzawa h.p</text:p>
          </table:table-cell>
          <table:table-cell table:style-name="ce5" table:number-columns-repeated="3"/>
          <table:table-cell table:style-name="ce5" office:value-type="string" calcext:value-type="string">
            <text:p>Prenumerata czasopism</text:p>
          </table:table-cell>
          <table:table-cell table:style-name="ce5"/>
          <table:table-cell table:style-name="ce8"/>
          <table:table-cell table:number-columns-repeated="2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sp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a)</text:p>
          </table:table-cell>
          <table:table-cell office:value-type="string" calcext:value-type="string">
            <text:p>2a)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3b)</text:p>
          </table:table-cell>
          <table:table-cell table:style-name="ce4"/>
          <table:table-cell table:style-name="ce4" office:value-type="string" calcext:value-type="string">
            <text:p>K.ogol. zarz.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5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9" office:value-type="string" calcext:value-type="string">
            <text:p>5b)</text:p>
          </table:table-cell>
          <table:table-cell table:style-name="ce4" office:value-type="string" calcext:value-type="string">
            <text:p>3b)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4"/>
        </table:table-row>
        <table:table-row table:style-name="ro1">
          <table:table-cell table:style-name="ce2"/>
          <table:table-cell table:style-name="ce4" table:number-columns-repeated="6"/>
          <table:table-cell table:style-name="ce9"/>
          <table:table-cell table:style-name="ce4" office:value-type="string" calcext:value-type="string">
            <text:p>5b)</text:p>
          </table:table-cell>
          <table:table-cell office:value-type="float" office:value="40" calcext:value-type="float">
            <text:p>40</text:p>
          </table:table-cell>
          <table:table-cell table:style-name="ce4" table:number-columns-repeated="3"/>
        </table:table-row>
        <table:table-row table:style-name="ro1">
          <table:table-cell table:style-name="ce2"/>
          <table:table-cell table:number-columns-repeated="6"/>
          <table:table-cell table:style-name="ce9"/>
          <table:table-cell table:style-name="ce4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ce9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Remont masz.prod.</text:p>
          </table:table-cell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4a)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6"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6b)</text:p>
          </table:table-cell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abelka</text:p>
          </table:table-cell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Saldo kasa 100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yczeń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W- podatek o nieruchomo<text:span text:style-name="T1">ści za 1 półrocze</text:span></text:p>
          </table:table-cell>
          <table:table-cell table:number-columns-repeated="3"/>
          <table:table-cell table:style-name="ce7" office:value-type="currency" office:currency="PLN" office:value="480" calcext:value-type="currency">
            <text:p>480,00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K- przeznaczono koszt do rozliczenia w czasie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K-Zaliczono w cieżar kosztów bierzącego okresu kwote przypadjaca na styczeń</text:p>
          </table:table-cell>
          <table:table-cell table:number-columns-repeated="3"/>
          <table:table-cell table:formula="of:=480/6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Kw-ubezpiecznie oc dotyczące samochodu osobowego </text:p>
          </table:table-cell>
          <table:table-cell table:number-columns-repeated="3"/>
          <table:table-cell table:style-name="ce7" office:value-type="currency" office:currency="PLN" office:value="360" calcext:value-type="currency">
            <text:p>360,00 zł</text:p>
          </table:table-cell>
          <table:table-cell office:value-type="string" calcext:value-type="string">
            <text:p>(za ro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.Pk przeniesiono koszt do rozliczenia w czasie </text:p>
          </table:table-cell>
          <table:table-cell table:number-columns-repeated="3"/>
          <table:table-cell table:style-name="ce7" office:value-type="currency" office:currency="PLN" office:value="360" calcext:value-type="currency">
            <text:p>360,00 z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Pk miesieczna rata dotyczaca ubezpieczenia samochodu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Pk rezerwa na planowany <text:s/>remont hali produkcyjnej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Faktura za prenumerate czasopism za 2 3 i 4 kwartal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+VAT 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.PK- przeniesiono koszt do rozliczenia w czas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. Faktura za remont urzadzeń wykorzystywanych w administracji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string" calcext:value-type="string">
            <text:p>+VAT 23%</text:p>
          </table:table-cell>
          <table:table-cell office:value-type="string" calcext:value-type="string">
            <text:p>(remont postanowiono rozliczyć w ciagu kwartał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 PK- przeniesiono koszt do rozliczenia w czas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2.PK- miesieczna rata kosztów dotycząca remontu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Podatki i opła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000" calcext:value-type="float">
            <text:p>100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480" calcext:value-type="float">
            <text:p>480</text:p>
          </table:table-cell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Rozl m/o k.</text:p>
          </table:table-cell>
          <table:table-cell table:number-columns-repeated="3"/>
          <table:table-cell office:value-type="string" calcext:value-type="string">
            <text:p>K. ogólnego zarząd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480" calcext:value-type="float">
            <text:p>4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)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5)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)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9)</text:p>
          </table:table-cell>
          <table:table-cell office:value-type="float" office:value="315" calcext:value-type="float">
            <text:p>3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12)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float" office:value="900" calcext:value-type="float">
            <text:p>900</text:p>
          </table:table-cell>
          <table:table-cell table:number-columns-repeated="2" office:value-type="string" calcext:value-type="string">
            <text:p>11)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11)</text:p>
          </table:table-cell>
          <table:table-cell/>
          <table:table-cell table:style-name="ce5" table:formula="of:=SUM([.J108:.J110])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08:.C111])" office:value-type="float" office:value="2055" calcext:value-type="float">
            <text:p>2055</text:p>
          </table:table-cell>
          <table:table-cell/>
          <table:table-cell office:value-type="string" calcext:value-type="string">
            <text:p>sk</text:p>
          </table:table-cell>
          <table:table-cell table:style-name="ce5" table:formula="of:=SUM([.F108:.F111])" office:value-type="float" office:value="2055" calcext:value-type="float">
            <text:p>2055</text:p>
          </table:table-cell>
          <table:table-cell table:style-name="ce5" table:formula="of:=SUM([.G108:.G111])" office:value-type="float" office:value="910" calcext:value-type="float">
            <text:p>910</text:p>
          </table:table-cell>
          <table:table-cell office:value-type="string" calcext:value-type="string">
            <text:p>sk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645" calcext:value-type="float">
            <text:p>1645</text:p>
          </table:table-cell>
          <table:table-cell table:number-columns-repeated="2"/>
          <table:table-cell office:value-type="string" calcext:value-type="string">
            <text:p>K. wydziałowe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7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4" table:number-columns-repeated="8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style-name="ce4"/>
          <table:table-cell table:number-columns-repeated="6"/>
          <table:table-cell table:style-name="ce4" table:number-columns-repeated="3"/>
          <table:table-cell table:number-columns-repeated="3"/>
        </table:table-row>
        <table:table-row table:style-name="ro1">
          <table:table-cell table:style-name="ce4"/>
          <table:table-cell office:value-type="string" calcext:value-type="string">
            <text:p>Roz. z dostawcami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style-name="ce4" office:value-type="float" office:value="340.8" calcext:value-type="float">
            <text:p>340,8</text:p>
          </table:table-cell>
          <table:table-cell table:style-name="ce4" office:value-type="string" calcext:value-type="string">
            <text:p>8c)</text:p>
          </table:table-cell>
          <table:table-cell table:style-name="ce4" office:value-type="string" calcext:value-type="string">
            <text:p>10a)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number-columns-repeated="3"/>
          <table:table-cell/>
          <table:table-cell table:style-name="ce4" table:number-columns-repeated="2"/>
          <table:table-cell/>
        </table:table-row>
        <table:table-row table:style-name="ro1">
          <table:table-cell table:style-name="ce4"/>
          <table:table-cell/>
          <table:table-cell office:value-type="float" office:value="1107" calcext:value-type="float">
            <text:p>1107</text:p>
          </table:table-cell>
          <table:table-cell office:value-type="string" calcext:value-type="string">
            <text:p>10c)</text:p>
          </table:table-cell>
          <table:table-cell table:number-columns-repeated="3"/>
          <table:table-cell table:style-name="ce4" table:number-columns-repeated="3"/>
          <table:table-cell table:number-columns-repeated="3"/>
        </table:table-row>
        <table:table-row table:style-name="ro1">
          <table:table-cell table:style-name="ce4"/>
          <table:table-cell/>
          <table:table-cell table:formula="of:=SUM([.C119:.C120])" office:value-type="float" office:value="1447.8" calcext:value-type="float">
            <text:p>1447,8</text:p>
          </table:table-cell>
          <table:table-cell table:number-columns-repeated="4"/>
          <table:table-cell table:style-name="ce4"/>
          <table:table-cell/>
          <table:table-cell office:value-type="string" calcext:value-type="string">
            <text:p>Zuzycie materiałow i energii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6"/>
          <table:table-cell table:style-name="ce4"/>
          <table:table-cell office:value-type="string" calcext:value-type="string">
            <text:p>8a)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 table:style-name="ce4" table:number-columns-repeated="8"/>
          <table:table-cell table:number-columns-repeated="5"/>
        </table:table-row>
        <table:table-row table:style-name="ro1">
          <table:table-cell/>
          <table:table-cell office:value-type="string" calcext:value-type="string">
            <text:p>Rozr. z tyt. p. V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b)</text:p>
          </table:table-cell>
          <table:table-cell office:value-type="float" office:value="25.2" calcext:value-type="float">
            <text:p>25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0b)</text:p>
          </table:table-cell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alda poczatkow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ozliczenia miedzyokresowe kosztów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)Zapłacony podatek od nieruchomości do rozliczenia w pierwszym półroczu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Zapłącona składka oc do rozliczenia do końca roku 210 z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opłacona do końca roku prenumerata czasopism 245 z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do kredytowe 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worzona rezerwa na remont hali produkcyjnej 2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zerwiec operacja 1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wb opłacono fakture za dzierzawe garazu za 2 półrocze 900 zł + Vat 2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k-przeniesiono koszt do rozliczenia w czasie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faktura za remont hali produkcyjne tworzono rezerwe koszt podlega rozliczeniu w ciagu roku kalendarzowego</text:p>
          </table:table-cell>
          <table:table-cell table:number-columns-repeated="7"/>
          <table:table-cell office:value-type="float" office:value="5300" calcext:value-type="float">
            <text:p>5300</text:p>
          </table:table-cell>
          <table:table-cell office:value-type="string" calcext:value-type="string">
            <text:p>+VAT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PK przeniesiono koszt do rozliczenia w czasie</text:p>
          </table:table-cell>
          <table:table-cell table:number-columns-repeated="7"/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PK <text:s/>zaliczono do kosztów bierzącego miesiąca nastepujące pozycj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) Podatek od nieruchomośc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Składke O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Prenumeratę czasopis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) Remont hali produkcyjnej</text:p>
          </table:table-cell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table:style-name="ce4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R-k bierzacy</text:p>
          </table:table-cell>
          <table:table-cell table:number-columns-repeated="3"/>
          <table:table-cell office:value-type="string" calcext:value-type="string">
            <text:p>Rozl m/o k.</text:p>
          </table:table-cell>
          <table:table-cell table:number-columns-repeated="5"/>
          <table:table-cell office:value-type="string" calcext:value-type="string">
            <text:p>K.ogol. zarz.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000" calcext:value-type="float">
            <text:p>200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sp</text:p>
          </table:table-cell>
          <table:table-cell office:value-type="float" office:value="535" calcext:value-type="float">
            <text:p>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4a)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a)</text:p>
          </table:table-cell>
          <table:table-cell office:value-type="string" calcext:value-type="string">
            <text:p>Podatek od nieruchomości</text:p>
          </table:table-cell>
          <table:table-cell/>
          <table:table-cell office:value-type="string" calcext:value-type="string">
            <text:p>5b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5300" calcext:value-type="float">
            <text:p>5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b)</text:p>
          </table:table-cell>
          <table:table-cell office:value-type="string" calcext:value-type="string">
            <text:p>składka oc</text:p>
          </table:table-cell>
          <table:table-cell/>
          <table:table-cell office:value-type="string" calcext:value-type="string">
            <text:p>5c)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5c)</text:p>
          </table:table-cell>
          <table:table-cell office:value-type="string" calcext:value-type="string">
            <text:p>prenumerata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6"/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5d)</text:p>
          </table:table-cell>
          <table:table-cell office:value-type="string" calcext:value-type="string">
            <text:p>remont</text:p>
          </table:table-cell>
          <table:table-cell table:number-columns-repeated="2"/>
          <table:table-cell office:value-type="string" calcext:value-type="string">
            <text:p>Koszty wydziałowe</text:p>
          </table:table-cell>
          <table:table-cell/>
        </table:table-row>
        <table:table-row table:style-name="ro1">
          <table:table-cell table:number-columns-repeated="5"/>
          <table:table-cell table:formula="of:=SUM([.F158:.F162])" office:value-type="float" office:value="6735" calcext:value-type="float">
            <text:p>6735</text:p>
          </table:table-cell>
          <table:table-cell table:style-name="ce4" table:formula="of:=SUM([.G158:.G162])" office:value-type="float" office:value="3045" calcext:value-type="float">
            <text:p>3045</text:p>
          </table:table-cell>
          <table:table-cell table:number-columns-repeated="3"/>
          <table:table-cell office:value-type="string" calcext:value-type="string">
            <text:p>5d)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6"/>
          <table:table-cell table:formula="of:=[.F163]-[.G163]" office:value-type="float" office:value="3690" calcext:value-type="float">
            <text:p>3690</text:p>
          </table:table-cell>
          <table:table-cell office:value-type="string" calcext:value-type="string">
            <text:p>sk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zr. z tyt. p. VAT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1a)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/>
          <table:table-cell table:style-name="ce4" table:number-columns-repeated="3"/>
          <table:table-cell office:value-type="string" calcext:value-type="string">
            <text:p>3a)</text:p>
          </table:table-cell>
          <table:table-cell office:value-type="float" office:value="5300" calcext:value-type="float">
            <text:p>5300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Roz. z dostawcami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/>
          <table:table-cell table:style-name="ce4"/>
          <table:table-cell table:style-name="ce4" office:value-type="float" office:value="6519" calcext:value-type="float">
            <text:p>6519</text:p>
          </table:table-cell>
          <table:table-cell table:style-name="ce4" office:value-type="string" calcext:value-type="string">
            <text:p>3c)</text:p>
          </table:table-cell>
          <table:table-cell table:style-name="ce4"/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2)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float" office:value="5300" calcext:value-type="float">
            <text:p>5300</text:p>
          </table:table-cell>
          <table:table-cell office:value-type="string" calcext:value-type="string">
            <text:p>4)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14. kwietnia próbny praktycz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.kwietnia pisemny praktyczny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29:59.802000000</meta:creation-date>
    <meta:generator>LibreOffice/4.3.3.2$Windows_x86 LibreOffice_project/9bb7eadab57b6755b1265afa86e04bf45fbfc644</meta:generator>
    <dc:date>2018-03-09T21:12:01.871000000</dc:date>
    <meta:editing-duration>PT3H58M17S</meta:editing-duration>
    <meta:editing-cycles>5</meta:editing-cycles>
    <meta:document-statistic meta:table-count="1" meta:cell-count="302" meta:object-count="0"/>
  </office:meta>
</office:document-meta>
</file>